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ooth Stratification" table:style-name="ta1">
        <table:shapes>
          <draw:frame draw:z-index="0" draw:style-name="gr1" draw:text-style-name="P1" svg:width="12.5382in" svg:height="7.2992in" svg:x="6.6587in" svg:y="1.2028in">
            <draw:object draw:notify-on-update-of-ranges="'Smooth Stratification'.F1:'Smooth Stratification'.F12 'Smooth Stratification'.E14:'Smooth Stratification'.E14 'Smooth Stratification'.E1:'Smooth Stratification'.E12 'Smooth Stratification'.F1:'Smooth Stratification'.F12 'Smooth Stratification'.D14:'Smooth Stratification'.D14 'Smooth Stratification'.D1:'Smooth Stratification'.D12 'Smooth Stratification'.F1:'Smooth Stratification'.F12 'Smooth Stratification'.C14:'Smooth Stratification'.C14 'Smooth Stratification'.C1:'Smooth Stratification'.C12 'Smooth Stratification'.F1:'Smooth Stratification'.F12 'Smooth Stratification'.A14:'Smooth Stratification'.A14 'Smooth Stratification'.A1:'Smooth Stratification'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0.000040632" calcext:value-type="float">
            <text:p>4.06E-05</text:p>
          </table:table-cell>
          <table:table-cell office:value-type="float" office:value="0.0015437" calcext:value-type="float">
            <text:p>1.54E-03</text:p>
          </table:table-cell>
          <table:table-cell office:value-type="float" office:value="0.0000000052667" calcext:value-type="float">
            <text:p>5.27E-09</text:p>
          </table:table-cell>
          <table:table-cell office:value-type="float" office:value="0.000000016978" calcext:value-type="float">
            <text:p>1.70E-08</text:p>
          </table:table-cell>
          <table:table-cell office:value-type="float" office:value="0.0015443" calcext:value-type="float">
            <text:p>1.54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80579" calcext:value-type="float">
            <text:p>8.06E-06</text:p>
          </table:table-cell>
          <table:table-cell office:value-type="float" office:value="0.00048591" calcext:value-type="float">
            <text:p>4.86E-04</text:p>
          </table:table-cell>
          <table:table-cell office:value-type="float" office:value="0.00000000053174" calcext:value-type="float">
            <text:p>5.32E-10</text:p>
          </table:table-cell>
          <table:table-cell office:value-type="float" office:value="0.0000000020687" calcext:value-type="float">
            <text:p>2.07E-09</text:p>
          </table:table-cell>
          <table:table-cell office:value-type="float" office:value="0.00048597" calcext:value-type="float">
            <text:p>4.86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4962" calcext:value-type="float">
            <text:p>1.50E-06</text:p>
          </table:table-cell>
          <table:table-cell office:value-type="float" office:value="0.000090076" calcext:value-type="float">
            <text:p>9.01E-05</text:p>
          </table:table-cell>
          <table:table-cell office:value-type="float" office:value="0.00000000001937" calcext:value-type="float">
            <text:p>1.94E-11</text:p>
          </table:table-cell>
          <table:table-cell office:value-type="float" office:value="0.000000000090725" calcext:value-type="float">
            <text:p>9.07E-11</text:p>
          </table:table-cell>
          <table:table-cell office:value-type="float" office:value="0.000090089" calcext:value-type="float">
            <text:p>9.01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20999" calcext:value-type="float">
            <text:p>2.10E-07</text:p>
          </table:table-cell>
          <table:table-cell office:value-type="float" office:value="0.000012312" calcext:value-type="float">
            <text:p>1.23E-05</text:p>
          </table:table-cell>
          <table:table-cell office:value-type="float" office:value="0.00000000000032907" calcext:value-type="float">
            <text:p>3.29E-13</text:p>
          </table:table-cell>
          <table:table-cell office:value-type="float" office:value="0.0000000000017559" calcext:value-type="float">
            <text:p>1.76E-12</text:p>
          </table:table-cell>
          <table:table-cell office:value-type="float" office:value="0.000012314" calcext:value-type="float">
            <text:p>1.23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22818" calcext:value-type="float">
            <text:p>2.28E-08</text:p>
          </table:table-cell>
          <table:table-cell office:value-type="float" office:value="0.000001402" calcext:value-type="float">
            <text:p>1.40E-06</text:p>
          </table:table-cell>
          <table:table-cell office:value-type="float" office:value="3.2528E-015" calcext:value-type="float">
            <text:p>3.25E-15</text:p>
          </table:table-cell>
          <table:table-cell office:value-type="float" office:value="0.000000000000019257" calcext:value-type="float">
            <text:p>1.93E-14</text:p>
          </table:table-cell>
          <table:table-cell office:value-type="float" office:value="0.0000014022" calcext:value-type="float">
            <text:p>1.40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8615" calcext:value-type="float">
            <text:p>1.86E-09</text:p>
          </table:table-cell>
          <table:table-cell office:value-type="float" office:value="0.00000014439" calcext:value-type="float">
            <text:p>1.44E-07</text:p>
          </table:table-cell>
          <table:table-cell office:value-type="float" office:value="2.302E-017" calcext:value-type="float">
            <text:p>2.30E-17</text:p>
          </table:table-cell>
          <table:table-cell office:value-type="float" office:value="1.371E-016" calcext:value-type="float">
            <text:p>1.37E-16</text:p>
          </table:table-cell>
          <table:table-cell office:value-type="float" office:value="0.0000001444" calcext:value-type="float">
            <text:p>1.44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10823" calcext:value-type="float">
            <text:p>1.08E-10</text:p>
          </table:table-cell>
          <table:table-cell office:value-type="float" office:value="0.000000015227" calcext:value-type="float">
            <text:p>1.52E-08</text:p>
          </table:table-cell>
          <table:table-cell office:value-type="float" office:value="5.1202E-018" calcext:value-type="float">
            <text:p>5.12E-18</text:p>
          </table:table-cell>
          <table:table-cell office:value-type="float" office:value="6.9801E-019" calcext:value-type="float">
            <text:p>6.98E-19</text:p>
          </table:table-cell>
          <table:table-cell office:value-type="float" office:value="0.000000015228" calcext:value-type="float">
            <text:p>1.52E-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40359" calcext:value-type="float">
            <text:p>4.04E-12</text:p>
          </table:table-cell>
          <table:table-cell office:value-type="float" office:value="0.0000000018184" calcext:value-type="float">
            <text:p>1.82E-09</text:p>
          </table:table-cell>
          <table:table-cell office:value-type="float" office:value="8.6668E-018" calcext:value-type="float">
            <text:p>8.67E-18</text:p>
          </table:table-cell>
          <table:table-cell office:value-type="float" office:value="2.4297E-020" calcext:value-type="float">
            <text:p>2.43E-20</text:p>
          </table:table-cell>
          <table:table-cell office:value-type="float" office:value="0.0000000018184" calcext:value-type="float">
            <text:p>1.82E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91745" calcext:value-type="float">
            <text:p>9.17E-13</text:p>
          </table:table-cell>
          <table:table-cell office:value-type="float" office:value="0.00000000023749" calcext:value-type="float">
            <text:p>2.37E-10</text:p>
          </table:table-cell>
          <table:table-cell office:value-type="float" office:value="8.5942E-018" calcext:value-type="float">
            <text:p>8.59E-18</text:p>
          </table:table-cell>
          <table:table-cell office:value-type="float" office:value="2.3341E-020" calcext:value-type="float">
            <text:p>2.33E-20</text:p>
          </table:table-cell>
          <table:table-cell office:value-type="float" office:value="0.00000000023749" calcext:value-type="float">
            <text:p>2.37E-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6396" calcext:value-type="float">
            <text:p>1.64E-13</text:p>
          </table:table-cell>
          <table:table-cell office:value-type="float" office:value="0.000000000031668" calcext:value-type="float">
            <text:p>3.17E-11</text:p>
          </table:table-cell>
          <table:table-cell office:value-type="float" office:value="7.2229E-018" calcext:value-type="float">
            <text:p>7.22E-18</text:p>
          </table:table-cell>
          <table:table-cell office:value-type="float" office:value="2.3997E-020" calcext:value-type="float">
            <text:p>2.40E-20</text:p>
          </table:table-cell>
          <table:table-cell office:value-type="float" office:value="0.000000000031669" calcext:value-type="float">
            <text:p>3.17E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3627" calcext:value-type="float">
            <text:p>2.36E-14</text:p>
          </table:table-cell>
          <table:table-cell office:value-type="float" office:value="0.0000000000042127" calcext:value-type="float">
            <text:p>4.21E-12</text:p>
          </table:table-cell>
          <table:table-cell office:value-type="float" office:value="7.8372E-018" calcext:value-type="float">
            <text:p>7.84E-18</text:p>
          </table:table-cell>
          <table:table-cell office:value-type="float" office:value="2.4013E-020" calcext:value-type="float">
            <text:p>2.40E-20</text:p>
          </table:table-cell>
          <table:table-cell office:value-type="float" office:value="0.0000000000042127" calcext:value-type="float">
            <text:p>4.21E-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1255E-015" calcext:value-type="float">
            <text:p>3.13E-15</text:p>
          </table:table-cell>
          <table:table-cell office:value-type="float" office:value="0.00000000000056484" calcext:value-type="float">
            <text:p>5.65E-13</text:p>
          </table:table-cell>
          <table:table-cell office:value-type="float" office:value="7.7628E-018" calcext:value-type="float">
            <text:p>7.76E-18</text:p>
          </table:table-cell>
          <table:table-cell office:value-type="float" office:value="2.3628E-020" calcext:value-type="float">
            <text:p>2.36E-20</text:p>
          </table:table-cell>
          <table:table-cell office:value-type="float" office:value="0.00000000000056485" calcext:value-type="float">
            <text:p>5.65E-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5835E-016" calcext:value-type="float">
            <text:p>4.58E-16</text:p>
          </table:table-cell>
          <table:table-cell office:value-type="float" office:value="0.00000000000010717" calcext:value-type="float">
            <text:p>1.07E-13</text:p>
          </table:table-cell>
          <table:table-cell office:value-type="float" office:value="6.7278E-018" calcext:value-type="float">
            <text:p>6.73E-18</text:p>
          </table:table-cell>
          <table:table-cell office:value-type="float" office:value="2.4069E-020" calcext:value-type="float">
            <text:p>2.41E-20</text:p>
          </table:table-cell>
          <table:table-cell office:value-type="float" office:value="0.00000000000010717" calcext:value-type="float">
            <text:p>1.07E-13</text:p>
          </table:table-cell>
          <table:table-cell/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 table:number-rows-repeated="12">
          <table:table-cell table:number-columns-repeated="5"/>
          <table:table-cell table:style-name="ce2"/>
        </table:table-row>
        <table:table-row table:style-name="ro1">
          <table:table-cell table:number-columns-repeated="5"/>
          <table:table-cell table:style-name="ce1"/>
        </table:table-row>
      </table:table>
      <table:table table:name="Discrete Stratification" table:style-name="ta1">
        <table:shapes>
          <draw:frame draw:z-index="0" draw:style-name="gr1" draw:text-style-name="P1" svg:width="12.5441in" svg:height="7.2992in" svg:x="6.6724in" svg:y="2.1752in">
            <draw:object draw:notify-on-update-of-ranges="'Discrete Stratification'.F1:'Discrete Stratification'.F12 'Discrete Stratification'.E14:'Discrete Stratification'.E14 'Discrete Stratification'.E1:'Discrete Stratification'.E12 'Discrete Stratification'.F1:'Discrete Stratification'.F12 'Discrete Stratification'.D14:'Discrete Stratification'.D14 'Discrete Stratification'.D1:'Discrete Stratification'.D12 'Discrete Stratification'.F1:'Discrete Stratification'.F12 'Discrete Stratification'.C14:'Discrete Stratification'.C14 'Discrete Stratification'.C1:'Discrete Stratification'.C12 'Discrete Stratification'.F1:'Discrete Stratification'.F12 'Discrete Stratification'.A14:'Discrete Stratification'.A14 'Discrete Stratification'.A1:'Discrete Stratification'.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2"/>
        <table:table-row table:style-name="ro1">
          <table:table-cell office:value-type="float" office:value="0.000051085" calcext:value-type="float">
            <text:p>5.11E-05</text:p>
          </table:table-cell>
          <table:table-cell office:value-type="float" office:value="0.0015653" calcext:value-type="float">
            <text:p>1.57E-03</text:p>
          </table:table-cell>
          <table:table-cell office:value-type="float" office:value="0.0000000074838" calcext:value-type="float">
            <text:p>7.48E-09</text:p>
          </table:table-cell>
          <table:table-cell office:value-type="float" office:value="0.000000019007" calcext:value-type="float">
            <text:p>1.90E-08</text:p>
          </table:table-cell>
          <table:table-cell office:value-type="float" office:value="0.0015661" calcext:value-type="float">
            <text:p>1.57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63021" calcext:value-type="float">
            <text:p>6.30E-06</text:p>
          </table:table-cell>
          <table:table-cell office:value-type="float" office:value="0.00049455" calcext:value-type="float">
            <text:p>4.95E-04</text:p>
          </table:table-cell>
          <table:table-cell office:value-type="float" office:value="0.00000000078967" calcext:value-type="float">
            <text:p>7.90E-10</text:p>
          </table:table-cell>
          <table:table-cell office:value-type="float" office:value="0.0000000029094" calcext:value-type="float">
            <text:p>2.91E-09</text:p>
          </table:table-cell>
          <table:table-cell office:value-type="float" office:value="0.00049459" calcext:value-type="float">
            <text:p>4.95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87088" calcext:value-type="float">
            <text:p>8.71E-07</text:p>
          </table:table-cell>
          <table:table-cell office:value-type="float" office:value="0.000089039" calcext:value-type="float">
            <text:p>8.90E-05</text:p>
          </table:table-cell>
          <table:table-cell office:value-type="float" office:value="0.000000000027401" calcext:value-type="float">
            <text:p>2.74E-11</text:p>
          </table:table-cell>
          <table:table-cell office:value-type="float" office:value="0.00000000012098" calcext:value-type="float">
            <text:p>1.21E-10</text:p>
          </table:table-cell>
          <table:table-cell office:value-type="float" office:value="0.000089043" calcext:value-type="float">
            <text:p>8.90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2699" calcext:value-type="float">
            <text:p>1.27E-07</text:p>
          </table:table-cell>
          <table:table-cell office:value-type="float" office:value="0.000011677" calcext:value-type="float">
            <text:p>1.17E-05</text:p>
          </table:table-cell>
          <table:table-cell office:value-type="float" office:value="0.00000000000042727" calcext:value-type="float">
            <text:p>4.27E-13</text:p>
          </table:table-cell>
          <table:table-cell office:value-type="float" office:value="0.0000000000022155" calcext:value-type="float">
            <text:p>2.22E-12</text:p>
          </table:table-cell>
          <table:table-cell office:value-type="float" office:value="0.000011677" calcext:value-type="float">
            <text:p>1.17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15551" calcext:value-type="float">
            <text:p>1.56E-08</text:p>
          </table:table-cell>
          <table:table-cell office:value-type="float" office:value="0.0000012629" calcext:value-type="float">
            <text:p>1.26E-06</text:p>
          </table:table-cell>
          <table:table-cell office:value-type="float" office:value="4.0454E-015" calcext:value-type="float">
            <text:p>4.05E-15</text:p>
          </table:table-cell>
          <table:table-cell office:value-type="float" office:value="0.000000000000023365" calcext:value-type="float">
            <text:p>2.34E-14</text:p>
          </table:table-cell>
          <table:table-cell office:value-type="float" office:value="0.000001263" calcext:value-type="float">
            <text:p>1.26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359" calcext:value-type="float">
            <text:p>1.36E-09</text:p>
          </table:table-cell>
          <table:table-cell office:value-type="float" office:value="0.0000001218" calcext:value-type="float">
            <text:p>1.22E-07</text:p>
          </table:table-cell>
          <table:table-cell office:value-type="float" office:value="2.6888E-017" calcext:value-type="float">
            <text:p>2.69E-17</text:p>
          </table:table-cell>
          <table:table-cell office:value-type="float" office:value="1.6184E-016" calcext:value-type="float">
            <text:p>1.62E-16</text:p>
          </table:table-cell>
          <table:table-cell office:value-type="float" office:value="0.00000012181" calcext:value-type="float">
            <text:p>1.22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088754" calcext:value-type="float">
            <text:p>8.88E-11</text:p>
          </table:table-cell>
          <table:table-cell office:value-type="float" office:value="0.000000012187" calcext:value-type="float">
            <text:p>1.22E-08</text:p>
          </table:table-cell>
          <table:table-cell office:value-type="float" office:value="8.9229E-018" calcext:value-type="float">
            <text:p>8.92E-18</text:p>
          </table:table-cell>
          <table:table-cell office:value-type="float" office:value="8.0036E-019" calcext:value-type="float">
            <text:p>8.00E-19</text:p>
          </table:table-cell>
          <table:table-cell office:value-type="float" office:value="0.000000012187" calcext:value-type="float">
            <text:p>1.22E-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30034" calcext:value-type="float">
            <text:p>3.00E-12</text:p>
          </table:table-cell>
          <table:table-cell office:value-type="float" office:value="0.0000000014775" calcext:value-type="float">
            <text:p>1.48E-09</text:p>
          </table:table-cell>
          <table:table-cell office:value-type="float" office:value="7.2763E-018" calcext:value-type="float">
            <text:p>7.28E-18</text:p>
          </table:table-cell>
          <table:table-cell office:value-type="float" office:value="2.7446E-020" calcext:value-type="float">
            <text:p>2.74E-20</text:p>
          </table:table-cell>
          <table:table-cell office:value-type="float" office:value="0.0000000014775" calcext:value-type="float">
            <text:p>1.48E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63776" calcext:value-type="float">
            <text:p>6.38E-13</text:p>
          </table:table-cell>
          <table:table-cell office:value-type="float" office:value="0.00000000020457" calcext:value-type="float">
            <text:p>2.05E-10</text:p>
          </table:table-cell>
          <table:table-cell office:value-type="float" office:value="8.9231E-018" calcext:value-type="float">
            <text:p>8.92E-18</text:p>
          </table:table-cell>
          <table:table-cell office:value-type="float" office:value="2.7458E-020" calcext:value-type="float">
            <text:p>2.75E-20</text:p>
          </table:table-cell>
          <table:table-cell office:value-type="float" office:value="0.00000000020457" calcext:value-type="float">
            <text:p>2.05E-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3341" calcext:value-type="float">
            <text:p>1.33E-13</text:p>
          </table:table-cell>
          <table:table-cell office:value-type="float" office:value="0.00000000002899" calcext:value-type="float">
            <text:p>2.90E-11</text:p>
          </table:table-cell>
          <table:table-cell office:value-type="float" office:value="6.0095E-018" calcext:value-type="float">
            <text:p>6.01E-18</text:p>
          </table:table-cell>
          <table:table-cell office:value-type="float" office:value="2.671E-020" calcext:value-type="float">
            <text:p>2.67E-20</text:p>
          </table:table-cell>
          <table:table-cell office:value-type="float" office:value="0.000000000028991" calcext:value-type="float">
            <text:p>2.90E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1362" calcext:value-type="float">
            <text:p>2.14E-14</text:p>
          </table:table-cell>
          <table:table-cell office:value-type="float" office:value="0.000000000004081" calcext:value-type="float">
            <text:p>4.08E-12</text:p>
          </table:table-cell>
          <table:table-cell office:value-type="float" office:value="5.8768E-018" calcext:value-type="float">
            <text:p>5.88E-18</text:p>
          </table:table-cell>
          <table:table-cell office:value-type="float" office:value="2.6883E-020" calcext:value-type="float">
            <text:p>2.69E-20</text:p>
          </table:table-cell>
          <table:table-cell office:value-type="float" office:value="0.000000000004081" calcext:value-type="float">
            <text:p>4.08E-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0188E-015" calcext:value-type="float">
            <text:p>3.02E-15</text:p>
          </table:table-cell>
          <table:table-cell office:value-type="float" office:value="0.00000000000057694" calcext:value-type="float">
            <text:p>5.77E-13</text:p>
          </table:table-cell>
          <table:table-cell office:value-type="float" office:value="7.6251E-018" calcext:value-type="float">
            <text:p>7.63E-18</text:p>
          </table:table-cell>
          <table:table-cell office:value-type="float" office:value="2.7386E-020" calcext:value-type="float">
            <text:p>2.74E-20</text:p>
          </table:table-cell>
          <table:table-cell office:value-type="float" office:value="0.00000000000057695" calcext:value-type="float">
            <text:p>5.77E-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3616E-016" calcext:value-type="float">
            <text:p>4.36E-16</text:p>
          </table:table-cell>
          <table:table-cell office:value-type="float" office:value="0.00000000000011732" calcext:value-type="float">
            <text:p>1.17E-13</text:p>
          </table:table-cell>
          <table:table-cell office:value-type="float" office:value="8.6236E-018" calcext:value-type="float">
            <text:p>8.62E-18</text:p>
          </table:table-cell>
          <table:table-cell office:value-type="float" office:value="2.7243E-020" calcext:value-type="float">
            <text:p>2.72E-20</text:p>
          </table:table-cell>
          <table:table-cell office:value-type="float" office:value="0.00000000000011732" calcext:value-type="float">
            <text:p>1.17E-13</text:p>
          </table:table-cell>
          <table:table-cell table:style-name="ce1"/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1:47:39.600811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1T17:18:38.547632975</dc:date>
    <meta:editing-duration>PT38M32S</meta:editing-duration>
    <meta:editing-cycles>5</meta:editing-cycles>
    <meta:generator>LibreOffice/6.3.4.2$Linux_X86_64 LibreOffice_project/30$Build-2</meta:generator>
    <meta:document-statistic meta:table-count="2" meta:cell-count="16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48cm" svg:height="18.541cm" xlink:href=".." xlink:type="simple" chart:class="chart:scatter" chart:style-name="ch1">
        <chart:title svg:x="9.623cm" svg:y="0.506cm" chart:style-name="ch2">
          <text:p>Newton's Method Convergence - Smooth Variable Stratification</text:p>
        </chart:title>
        <chart:subtitle svg:x="14.107cm" svg:y="1.655cm" chart:style-name="ch3">
          <text:p>Terrain Height: 10 m</text:p>
        </chart:subtitle>
        <chart:legend chart:legend-position="end" svg:x="24.399cm" svg:y="7.567cm" style:legend-expansion="high" chart:style-name="ch4"/>
        <chart:plot-area chart:style-name="ch5" table:cell-range-address="'Smooth Stratification'.C1:'Smooth Stratification'.F12 'Smooth Stratification'.C14:'Smooth Stratification'.E14 'Smooth Stratification'.A14:'Smooth Stratification'.A14 'Smooth Stratification'.A1:'Smooth Stratification'.A12" chart:data-source-has-labels="row" svg:x="1.647cm" svg:y="2.708cm" svg:width="22.116cm" svg:height="14.482cm">
          <chartooo:coordinate-region svg:x="3.274cm" svg:y="2.907cm" svg:width="20.302cm" svg:height="13.636cm"/>
          <chart:axis chart:dimension="x" chart:name="primary-x" chart:style-name="ch6">
            <chart:title svg:x="11.4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'.E1:'Smooth Stratification'.E12" chart:label-cell-address="'Smooth Stratification'.E14:'Smooth Stratification'.E14" chart:class="chart:scatter">
            <chart:domain table:cell-range-address="'Smooth Stratification'.F1:'Smooth Stratification'.F12"/>
            <chart:regression-curve chart:style-name="ch12">
              <chart:equation chart:display-equation="true" chart:display-r-square="false" svg:x="25.317cm" svg:y="2.973cm" chart:style-name="ch13"/>
            </chart:regression-curve>
            <chart:data-point chart:style-name="ch14"/>
            <chart:data-point/>
            <chart:data-point chart:style-name="ch14" chart:repeated="2"/>
            <chart:data-point chart:repeated="8"/>
          </chart:series>
          <chart:series chart:style-name="ch15" chart:values-cell-range-address="'Smooth Stratification'.D1:'Smooth Stratification'.D12" chart:label-cell-address="'Smooth Stratification'.D14:'Smooth Stratification'.D14" chart:class="chart:scatter">
            <chart:data-point chart:repeated="12"/>
          </chart:series>
          <chart:series chart:style-name="ch16" chart:values-cell-range-address="'Smooth Stratification'.C1:'Smooth Stratification'.C12" chart:label-cell-address="'Smooth Stratification'.C14:'Smooth Stratification'.C14" chart:class="chart:scatter">
            <chart:data-point chart:repeated="12"/>
          </chart:series>
          <chart:series chart:style-name="ch17" chart:values-cell-range-address="'Smooth Stratification'.A1:'Smooth Stratification'.A12" chart:label-cell-address="'Smooth Stratification'.A14:'Smooth Stratification'.A14" chart:class="chart:scatter">
            <chart:regression-curve chart:style-name="ch18">
              <chart:equation chart:display-equation="true" chart:display-r-square="false" svg:x="25.372cm" svg:y="3.834cm" chart:style-name="ch13"/>
            </chart:regression-curve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'.E14:'Smooth Stratification'.E14</svg:desc>
                </draw:g>
              </table:table-cell>
              <table:table-cell office:value-type="string">
                <text:p>Theta Residual L2</text:p>
                <draw:g>
                  <svg:desc>'Smooth Stratification'.D14:'Smooth Stratification'.D14</svg:desc>
                </draw:g>
              </table:table-cell>
              <table:table-cell office:value-type="string">
                <text:p>P Residual L2</text:p>
                <draw:g>
                  <svg:desc>'Smooth Stratification'.C14:'Smooth Stratification'.C14</svg:desc>
                </draw:g>
              </table:table-cell>
              <table:table-cell office:value-type="string">
                <text:p>U Residual L2</text:p>
                <draw:g>
                  <svg:desc>'Smooth Stratification'.A14:'Smooth Stratification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'.F1:'Smooth Stratification'.F12</svg:desc>
                </draw:g>
              </table:table-cell>
              <table:table-cell office:value-type="float" office:value="0.0015443">
                <text:p>0.0015443</text:p>
                <draw:g>
                  <svg:desc>'Smooth Stratification'.E1:'Smooth Stratification'.E12</svg:desc>
                </draw:g>
              </table:table-cell>
              <table:table-cell office:value-type="float" office:value="0.000000016978">
                <text:p>0.000000016978</text:p>
                <draw:g>
                  <svg:desc>'Smooth Stratification'.D1:'Smooth Stratification'.D12</svg:desc>
                </draw:g>
              </table:table-cell>
              <table:table-cell office:value-type="float" office:value="0.0000000052667">
                <text:p>0.0000000052667</text:p>
                <draw:g>
                  <svg:desc>'Smooth Stratification'.C1:'Smooth Stratification'.C12</svg:desc>
                </draw:g>
              </table:table-cell>
              <table:table-cell office:value-type="float" office:value="0.000040632">
                <text:p>0.000040632</text:p>
                <draw:g>
                  <svg:desc>'Smooth Stratification'.A1:'Smooth Stratification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8597">
                <text:p>0.00048597</text:p>
              </table:table-cell>
              <table:table-cell office:value-type="float" office:value="0.0000000020687">
                <text:p>0.0000000020687</text:p>
              </table:table-cell>
              <table:table-cell office:value-type="float" office:value="0.00000000053174">
                <text:p>0.00000000053174</text:p>
              </table:table-cell>
              <table:table-cell office:value-type="float" office:value="0.0000080579">
                <text:p>0.000008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90089">
                <text:p>0.000090089</text:p>
              </table:table-cell>
              <table:table-cell office:value-type="float" office:value="0.000000000090725">
                <text:p>0.000000000090725</text:p>
              </table:table-cell>
              <table:table-cell office:value-type="float" office:value="0.00000000001937">
                <text:p>0.00000000001937</text:p>
              </table:table-cell>
              <table:table-cell office:value-type="float" office:value="0.0000014962">
                <text:p>0.0000014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2314">
                <text:p>0.000012314</text:p>
              </table:table-cell>
              <table:table-cell office:value-type="float" office:value="0.0000000000017559">
                <text:p>0.0000000000017559</text:p>
              </table:table-cell>
              <table:table-cell office:value-type="float" office:value="0.00000000000032907">
                <text:p>0.00000000000032907</text:p>
              </table:table-cell>
              <table:table-cell office:value-type="float" office:value="0.00000020999">
                <text:p>0.00000020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4022">
                <text:p>0.0000014022</text:p>
              </table:table-cell>
              <table:table-cell office:value-type="float" office:value="0.000000000000019257">
                <text:p>0.000000000000019257</text:p>
              </table:table-cell>
              <table:table-cell office:value-type="float" office:value="3.2528E-015">
                <text:p>3.2528E-015</text:p>
              </table:table-cell>
              <table:table-cell office:value-type="float" office:value="0.000000022818">
                <text:p>0.000000022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1444">
                <text:p>0.0000001444</text:p>
              </table:table-cell>
              <table:table-cell office:value-type="float" office:value="1.371E-016">
                <text:p>1.371E-016</text:p>
              </table:table-cell>
              <table:table-cell office:value-type="float" office:value="2.302E-017">
                <text:p>2.302E-017</text:p>
              </table:table-cell>
              <table:table-cell office:value-type="float" office:value="0.0000000018615">
                <text:p>0.0000000018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15228">
                <text:p>0.000000015228</text:p>
              </table:table-cell>
              <table:table-cell office:value-type="float" office:value="6.9801E-019">
                <text:p>6.9801E-019</text:p>
              </table:table-cell>
              <table:table-cell office:value-type="float" office:value="5.1202E-018">
                <text:p>5.1202E-018</text:p>
              </table:table-cell>
              <table:table-cell office:value-type="float" office:value="0.00000000010823">
                <text:p>0.00000000010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18184">
                <text:p>0.0000000018184</text:p>
              </table:table-cell>
              <table:table-cell office:value-type="float" office:value="2.4297E-020">
                <text:p>2.4297E-020</text:p>
              </table:table-cell>
              <table:table-cell office:value-type="float" office:value="8.6668E-018">
                <text:p>8.6668E-018</text:p>
              </table:table-cell>
              <table:table-cell office:value-type="float" office:value="0.0000000000040359">
                <text:p>0.0000000000040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23749">
                <text:p>0.00000000023749</text:p>
              </table:table-cell>
              <table:table-cell office:value-type="float" office:value="2.3341E-020">
                <text:p>2.3341E-020</text:p>
              </table:table-cell>
              <table:table-cell office:value-type="float" office:value="8.5942E-018">
                <text:p>8.5942E-018</text:p>
              </table:table-cell>
              <table:table-cell office:value-type="float" office:value="0.00000000000091745">
                <text:p>0.0000000000009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31669">
                <text:p>0.000000000031669</text:p>
              </table:table-cell>
              <table:table-cell office:value-type="float" office:value="2.3997E-020">
                <text:p>2.3997E-020</text:p>
              </table:table-cell>
              <table:table-cell office:value-type="float" office:value="7.2229E-018">
                <text:p>7.2229E-018</text:p>
              </table:table-cell>
              <table:table-cell office:value-type="float" office:value="0.00000000000016396">
                <text:p>0.00000000000016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42127">
                <text:p>0.0000000000042127</text:p>
              </table:table-cell>
              <table:table-cell office:value-type="float" office:value="2.4013E-020">
                <text:p>2.4013E-020</text:p>
              </table:table-cell>
              <table:table-cell office:value-type="float" office:value="7.8372E-018">
                <text:p>7.8372E-018</text:p>
              </table:table-cell>
              <table:table-cell office:value-type="float" office:value="0.000000000000023627">
                <text:p>0.000000000000023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00056485">
                <text:p>0.00000000000056485</text:p>
              </table:table-cell>
              <table:table-cell office:value-type="float" office:value="2.3628E-020">
                <text:p>2.3628E-020</text:p>
              </table:table-cell>
              <table:table-cell office:value-type="float" office:value="7.7628E-018">
                <text:p>7.7628E-018</text:p>
              </table:table-cell>
              <table:table-cell office:value-type="float" office:value="3.1255E-015">
                <text:p>3.125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63cm" svg:height="18.541cm" xlink:href=".." xlink:type="simple" chart:class="chart:scatter" chart:style-name="ch1">
        <chart:title svg:x="9.551cm" svg:y="0.506cm" chart:style-name="ch2">
          <text:p>Newton's Method Convergence - Discrete Variable Stratification</text:p>
        </chart:title>
        <chart:subtitle svg:x="14.114cm" svg:y="1.655cm" chart:style-name="ch3">
          <text:p>Terrain Height: 10 m</text:p>
        </chart:subtitle>
        <chart:legend chart:legend-position="end" svg:x="24.414cm" svg:y="7.567cm" style:legend-expansion="high" chart:style-name="ch4"/>
        <chart:plot-area chart:style-name="ch5" table:cell-range-address="'Discrete Stratification'.C1:'Discrete Stratification'.F12 'Discrete Stratification'.C14:'Discrete Stratification'.E14 'Discrete Stratification'.A14:'Discrete Stratification'.A14 'Discrete Stratification'.A1:'Discrete Stratification'.A12" chart:data-source-has-labels="row" svg:x="1.648cm" svg:y="2.708cm" svg:width="22.129cm" svg:height="14.482cm">
          <chartooo:coordinate-region svg:x="3.275cm" svg:y="2.907cm" svg:width="20.315cm" svg:height="13.636cm"/>
          <chart:axis chart:dimension="x" chart:name="primary-x" chart:style-name="ch6">
            <chart:title svg:x="11.47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Discrete Stratification'.E1:'Discrete Stratification'.E12" chart:label-cell-address="'Discrete Stratification'.E14:'Discrete Stratification'.E14" chart:class="chart:scatter">
            <chart:domain table:cell-range-address="'Discrete Stratification'.F1:'Discrete Stratification'.F12"/>
            <chart:regression-curve chart:style-name="ch12">
              <chart:equation chart:display-equation="true" chart:display-r-square="false" svg:x="25.329cm" svg:y="2.973cm" chart:style-name="ch13"/>
            </chart:regression-curve>
            <chart:data-point chart:style-name="ch14"/>
            <chart:data-point/>
            <chart:data-point chart:style-name="ch14" chart:repeated="2"/>
            <chart:data-point chart:repeated="8"/>
          </chart:series>
          <chart:series chart:style-name="ch15" chart:values-cell-range-address="'Discrete Stratification'.D1:'Discrete Stratification'.D12" chart:label-cell-address="'Discrete Stratification'.D14:'Discrete Stratification'.D14" chart:class="chart:scatter">
            <chart:data-point chart:repeated="12"/>
          </chart:series>
          <chart:series chart:style-name="ch16" chart:values-cell-range-address="'Discrete Stratification'.C1:'Discrete Stratification'.C12" chart:label-cell-address="'Discrete Stratification'.C14:'Discrete Stratification'.C14" chart:class="chart:scatter">
            <chart:data-point chart:repeated="12"/>
          </chart:series>
          <chart:series chart:style-name="ch17" chart:values-cell-range-address="'Discrete Stratification'.A1:'Discrete Stratification'.A12" chart:label-cell-address="'Discrete Stratification'.A14:'Discrete Stratification'.A14" chart:class="chart:scatter">
            <chart:regression-curve chart:style-name="ch18">
              <chart:equation chart:display-equation="true" chart:display-r-square="false" svg:x="25.384cm" svg:y="3.834cm" chart:style-name="ch13"/>
            </chart:regression-curve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Discrete Stratification'.E14:'Discrete Stratification'.E14</svg:desc>
                </draw:g>
              </table:table-cell>
              <table:table-cell office:value-type="string">
                <text:p>Theta Residual L2</text:p>
                <draw:g>
                  <svg:desc>'Discrete Stratification'.D14:'Discrete Stratification'.D14</svg:desc>
                </draw:g>
              </table:table-cell>
              <table:table-cell office:value-type="string">
                <text:p>P Residual L2</text:p>
                <draw:g>
                  <svg:desc>'Discrete Stratification'.C14:'Discrete Stratification'.C14</svg:desc>
                </draw:g>
              </table:table-cell>
              <table:table-cell office:value-type="string">
                <text:p>U Residual L2</text:p>
                <draw:g>
                  <svg:desc>'Discrete Stratification'.A14:'Discrete Stratification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crete Stratification'.F1:'Discrete Stratification'.F12</svg:desc>
                </draw:g>
              </table:table-cell>
              <table:table-cell office:value-type="float" office:value="0.0015661">
                <text:p>0.0015661</text:p>
                <draw:g>
                  <svg:desc>'Discrete Stratification'.E1:'Discrete Stratification'.E12</svg:desc>
                </draw:g>
              </table:table-cell>
              <table:table-cell office:value-type="float" office:value="0.000000019007">
                <text:p>0.000000019007</text:p>
                <draw:g>
                  <svg:desc>'Discrete Stratification'.D1:'Discrete Stratification'.D12</svg:desc>
                </draw:g>
              </table:table-cell>
              <table:table-cell office:value-type="float" office:value="0.0000000074838">
                <text:p>0.0000000074838</text:p>
                <draw:g>
                  <svg:desc>'Discrete Stratification'.C1:'Discrete Stratification'.C12</svg:desc>
                </draw:g>
              </table:table-cell>
              <table:table-cell office:value-type="float" office:value="0.000051085">
                <text:p>0.000051085</text:p>
                <draw:g>
                  <svg:desc>'Discrete Stratification'.A1:'Discrete Stratification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9459">
                <text:p>0.00049459</text:p>
              </table:table-cell>
              <table:table-cell office:value-type="float" office:value="0.0000000029094">
                <text:p>0.0000000029094</text:p>
              </table:table-cell>
              <table:table-cell office:value-type="float" office:value="0.00000000078967">
                <text:p>0.00000000078967</text:p>
              </table:table-cell>
              <table:table-cell office:value-type="float" office:value="0.0000063021">
                <text:p>0.0000063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9043">
                <text:p>0.000089043</text:p>
              </table:table-cell>
              <table:table-cell office:value-type="float" office:value="0.00000000012098">
                <text:p>0.00000000012098</text:p>
              </table:table-cell>
              <table:table-cell office:value-type="float" office:value="0.000000000027401">
                <text:p>0.000000000027401</text:p>
              </table:table-cell>
              <table:table-cell office:value-type="float" office:value="0.00000087088">
                <text:p>0.00000087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1677">
                <text:p>0.000011677</text:p>
              </table:table-cell>
              <table:table-cell office:value-type="float" office:value="0.0000000000022155">
                <text:p>0.0000000000022155</text:p>
              </table:table-cell>
              <table:table-cell office:value-type="float" office:value="0.00000000000042727">
                <text:p>0.00000000000042727</text:p>
              </table:table-cell>
              <table:table-cell office:value-type="float" office:value="0.00000012699">
                <text:p>0.000000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263">
                <text:p>0.000001263</text:p>
              </table:table-cell>
              <table:table-cell office:value-type="float" office:value="0.000000000000023365">
                <text:p>0.000000000000023365</text:p>
              </table:table-cell>
              <table:table-cell office:value-type="float" office:value="4.0454E-015">
                <text:p>4.0454E-015</text:p>
              </table:table-cell>
              <table:table-cell office:value-type="float" office:value="0.000000015551">
                <text:p>0.000000015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12181">
                <text:p>0.00000012181</text:p>
              </table:table-cell>
              <table:table-cell office:value-type="float" office:value="1.6184E-016">
                <text:p>1.6184E-016</text:p>
              </table:table-cell>
              <table:table-cell office:value-type="float" office:value="2.6888E-017">
                <text:p>2.6888E-017</text:p>
              </table:table-cell>
              <table:table-cell office:value-type="float" office:value="0.000000001359">
                <text:p>0.0000000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12187">
                <text:p>0.000000012187</text:p>
              </table:table-cell>
              <table:table-cell office:value-type="float" office:value="8.0036E-019">
                <text:p>8.0036E-019</text:p>
              </table:table-cell>
              <table:table-cell office:value-type="float" office:value="8.9229E-018">
                <text:p>8.9229E-018</text:p>
              </table:table-cell>
              <table:table-cell office:value-type="float" office:value="0.000000000088754">
                <text:p>0.000000000088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14775">
                <text:p>0.0000000014775</text:p>
              </table:table-cell>
              <table:table-cell office:value-type="float" office:value="2.7446E-020">
                <text:p>2.7446E-020</text:p>
              </table:table-cell>
              <table:table-cell office:value-type="float" office:value="7.2763E-018">
                <text:p>7.2763E-018</text:p>
              </table:table-cell>
              <table:table-cell office:value-type="float" office:value="0.0000000000030034">
                <text:p>0.000000000003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20457">
                <text:p>0.00000000020457</text:p>
              </table:table-cell>
              <table:table-cell office:value-type="float" office:value="2.7458E-020">
                <text:p>2.7458E-020</text:p>
              </table:table-cell>
              <table:table-cell office:value-type="float" office:value="8.9231E-018">
                <text:p>8.9231E-018</text:p>
              </table:table-cell>
              <table:table-cell office:value-type="float" office:value="0.00000000000063776">
                <text:p>0.00000000000063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28991">
                <text:p>0.000000000028991</text:p>
              </table:table-cell>
              <table:table-cell office:value-type="float" office:value="2.671E-020">
                <text:p>2.671E-020</text:p>
              </table:table-cell>
              <table:table-cell office:value-type="float" office:value="6.0095E-018">
                <text:p>6.0095E-018</text:p>
              </table:table-cell>
              <table:table-cell office:value-type="float" office:value="0.00000000000013341">
                <text:p>0.0000000000001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4081">
                <text:p>0.000000000004081</text:p>
              </table:table-cell>
              <table:table-cell office:value-type="float" office:value="2.6883E-020">
                <text:p>2.6883E-020</text:p>
              </table:table-cell>
              <table:table-cell office:value-type="float" office:value="5.8768E-018">
                <text:p>5.8768E-018</text:p>
              </table:table-cell>
              <table:table-cell office:value-type="float" office:value="0.000000000000021362">
                <text:p>0.000000000000021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00057695">
                <text:p>0.00000000000057695</text:p>
              </table:table-cell>
              <table:table-cell office:value-type="float" office:value="2.7386E-020">
                <text:p>2.7386E-020</text:p>
              </table:table-cell>
              <table:table-cell office:value-type="float" office:value="7.6251E-018">
                <text:p>7.6251E-018</text:p>
              </table:table-cell>
              <table:table-cell office:value-type="float" office:value="3.0188E-015">
                <text:p>3.0188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